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40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48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2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55.svm" manifest:media-type=""/>
  <manifest:file-entry manifest:full-path="Pictures/TablePreview56.svm" manifest:media-type=""/>
  <manifest:file-entry manifest:full-path="Pictures/TablePreview57.svm" manifest:media-type=""/>
  <manifest:file-entry manifest:full-path="Pictures/TablePreview58.svm" manifest:media-type=""/>
  <manifest:file-entry manifest:full-path="Pictures/TablePreview59.svm" manifest:media-type=""/>
  <manifest:file-entry manifest:full-path="Pictures/TablePreview60.svm" manifest:media-type=""/>
  <manifest:file-entry manifest:full-path="Pictures/TablePreview61.svm" manifest:media-type=""/>
  <manifest:file-entry manifest:full-path="Pictures/TablePreview62.svm" manifest:media-type=""/>
  <manifest:file-entry manifest:full-path="Pictures/TablePreview63.svm" manifest:media-type=""/>
  <manifest:file-entry manifest:full-path="Pictures/TablePreview64.svm" manifest:media-type=""/>
  <manifest:file-entry manifest:full-path="Pictures/TablePreview65.svm" manifest:media-type=""/>
  <manifest:file-entry manifest:full-path="Pictures/TablePreview66.svm" manifest:media-type=""/>
  <manifest:file-entry manifest:full-path="Pictures/TablePreview67.svm" manifest:media-type=""/>
  <manifest:file-entry manifest:full-path="Pictures/TablePreview68.svm" manifest:media-type=""/>
  <manifest:file-entry manifest:full-path="Pictures/TablePreview69.svm" manifest:media-type=""/>
  <manifest:file-entry manifest:full-path="Pictures/TablePreview7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7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0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5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7.114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3.997cm" fo:min-width="7.707cm"/>
    </style:style>
    <style:style style:name="gr12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2.237cm" fo:min-width="7.114cm"/>
    </style:style>
    <style:style style:name="gr13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3.396cm" fo:min-width="8.892cm"/>
    </style:style>
    <style:style style:name="gr14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2.526cm" fo:min-width="8.892cm"/>
    </style:style>
    <style:style style:name="gr15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1.926cm" fo:min-width="7.3cm"/>
    </style:style>
    <style:style style:name="pr1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1.726cm" style:use-optimal-column-width="false"/>
    </style:style>
    <style:style style:name="co2" style:family="table-column">
      <style:table-column-properties style:column-width="2.73cm" style:use-optimal-column-width="false"/>
    </style:style>
    <style:style style:name="co3" style:family="table-column">
      <style:table-column-properties style:column-width="3.024cm" style:use-optimal-column-width="false"/>
    </style:style>
    <style:style style:name="co4" style:family="table-column">
      <style:table-column-properties style:column-width="1.195cm" style:use-optimal-column-width="false"/>
    </style:style>
    <style:style style:name="co5" style:family="table-column">
      <style:table-column-properties style:column-width="1.722cm" style:use-optimal-column-width="false"/>
    </style:style>
    <style:style style:name="co6" style:family="table-column">
      <style:table-column-properties style:column-width="2.226cm" style:use-optimal-column-width="false"/>
    </style:style>
    <style:style style:name="co7" style:family="table-column">
      <style:table-column-properties style:column-width="2.268cm" style:use-optimal-column-width="false"/>
    </style:style>
    <style:style style:name="ro1" style:family="table-row">
      <style:table-row-properties style:row-height="1.076cm"/>
    </style:style>
    <style:style style:name="ro2" style:family="table-row">
      <style:table-row-properties style:row-height="1.05cm"/>
    </style:style>
    <style:style style:name="ro3" style:family="table-row">
      <style:table-row-properties style:row-height="1.049cm"/>
    </style:style>
    <style:style style:name="ro4" style:family="table-row">
      <style:table-row-properties style:row-height="0.7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style:font-size-asian="16pt" style:font-size-complex="16pt"/>
    </style:style>
    <style:style style:name="ce3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style:font-name="Courier New" fo:font-size="12pt" style:font-size-asian="12pt" style:font-size-complex="12pt"/>
    </style:style>
    <style:style style:name="T1" style:family="text">
      <style:text-properties style:font-name="Courier New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ourier New" fo:font-size="16pt" style:font-size-asian="16pt" style:font-size-complex="16pt"/>
    </style:style>
    <style:style style:name="T4" style:family="text">
      <style:text-properties style:font-name="Courier New" fo:font-size="16pt" fo:language="en" fo:country="US" style:font-size-asian="16pt" style:font-size-complex="16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ourier New" fo:font-size="14pt" style:font-size-asian="14pt" style:font-size-complex="14pt"/>
    </style:style>
    <style:style style:name="T9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style:font-name="Courier New" fo:font-size="14pt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font-name="Courier New"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style:font-name="Courier New"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style:font-name="Courier New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3.075cm" svg:height="0.971cm" svg:x="0.4cm" svg:y="0.429cm">
          <draw:text-box>
            <text:p text:style-name="P2"><text:span text:style-name="T5">Периферий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7.614cm" svg:height="2.487cm" svg:x="0.4cm" svg:y="1.629cm">
          <draw:text-box>
            <text:p text:style-name="P7"><text:span text:style-name="T9">1. Начальное состояние.</text:span></text:p>
            <text:p text:style-name="P7"><text:span text:style-name="T9"/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3.075cm" svg:height="0.971cm" svg:x="0.4cm" svg:y="0.429cm">
          <draw:text-box>
            <text:p text:style-name="P2"><text:span text:style-name="T5">Периферий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<text:span text:style-name="T10">BBB</text:span></text:p>
              </table:table-cell>
              <table:table-cell>
                <text:p text:style-name="P10">ПУ1-01</text:p>
              </table:table-cell>
              <table:table-cell>
                <text:p text:style-name="P10">ЦУ-01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8.503cm" svg:height="2.487cm" svg:x="0.4cm" svg:y="1.629cm">
          <draw:text-box>
            <text:p text:style-name="P7"><text:span text:style-name="T9">2. Периферийный узел [ПУ:1]</text:span></text:p>
            <text:p text:style-name="P7"><text:span text:style-name="T9"><text:s text:c="3"/></text:span><text:span text:style-name="T9">изменяет данные </text:span></text:p>
            <text:p text:style-name="P7"><text:span text:style-name="T9"><text:s text:c="3"/></text:span><text:span text:style-name="T9">и отправляет сообщение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1" draw:text-style-name="P8" draw:layer="layout" svg:width="9.392cm" svg:height="4.723cm" svg:x="0.301cm" svg:y="15.5cm">
          <draw:text-box>
            <text:p text:style-name="P7"><text:span text:style-name="T11">Mutex owner (</text:span><text:span text:style-name="T12">владелец</text:span><text:span text:style-name="T11"> change</text:span></text:p>
            <text:p text:style-name="P7"><text:span text:style-name="T11">mutex) </text:span><text:span text:style-name="T13">не</text:span><text:span text:style-name="T14"> </text:span><text:span text:style-name="T13">равен</text:span><text:span text:style-name="T11"> </text:span><text:span text:style-name="T12">узлу</text:span></text:p>
            <text:p text:style-name="P7"><text:span text:style-name="T12">отправителя сообщения</text:span><text:span text:style-name="T11">,</text:span></text:p>
            <text:p text:style-name="P7"><text:span text:style-name="T12">но</text:span><text:span text:style-name="T11"> shared</text:span><text:span text:style-name="T9"> mutex периферийного</text:span></text:p>
            <text:p text:style-name="P7"><text:span text:style-name="T9">узла [ПУ:1] </text:span><text:span text:style-name="T15">равен</text:span><text:span text:style-name="T9"> </text:span><text:span text:style-name="T11">change</text:span><text:span text:style-name="T9"> mutex</text:span></text:p>
            <text:p text:style-name="P7"><text:span text:style-name="T9">в центральном узле — можно</text:span></text:p>
            <text:p text:style-name="P7"><text:span text:style-name="T9">произвести захват и изменение</text:span></text:p>
            <text:p text:style-name="P7"><text:span text:style-name="T9">записи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3.075cm" svg:height="0.971cm" svg:x="0.4cm" svg:y="0.429cm">
          <draw:text-box>
            <text:p text:style-name="P2"><text:span text:style-name="T5">Периферий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4">[ПУ:1]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<text:span text:style-name="T10">BBB</text:span></text:p>
              </table:table-cell>
              <table:table-cell>
                <text:p text:style-name="P10">ПУ1-01</text:p>
              </table:table-cell>
              <table:table-cell>
                <text:p text:style-name="P10"><text:span text:style-name="T10">NULL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9.096cm" svg:height="3.046cm" svg:x="0.4cm" svg:y="1.629cm">
          <draw:text-box>
            <text:p text:style-name="P7"><text:span text:style-name="T9">3. Центральный узел</text:span></text:p>
            <text:p text:style-name="P7"><text:span text:style-name="T9"><text:s text:c="3"/></text:span><text:span text:style-name="T9">принимает сообщение,</text:span></text:p>
            <text:p text:style-name="P7"><text:span text:style-name="T9"><text:s text:c="3"/></text:span><text:span text:style-name="T9">изменяет свои данные</text:span></text:p>
            <text:p text:style-name="P7"><text:span text:style-name="T9"><text:s text:c="3"/></text:span><text:span text:style-name="T9">и отправляет сообщение</text:span></text:p>
            <text:p text:style-name="P7"><text:span text:style-name="T9"><text:s text:c="3"/></text:span><text:span text:style-name="T9">в периферийный узел [ПУ:2]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2" draw:text-style-name="P8" draw:layer="layout" svg:width="8.799cm" svg:height="2.487cm" svg:x="0.6cm" svg:y="17.4cm">
          <draw:text-box>
            <text:p text:style-name="P7"><text:span text:style-name="T9">В данный момент запись</text:span></text:p>
            <text:p text:style-name="P7"><text:span text:style-name="T9">в центральном узле захвачена</text:span></text:p>
            <text:p text:style-name="P7"><text:span text:style-name="T9">периферийным узлом [ПУ:1].</text:span></text:p>
            <text:p text:style-name="P7"><text:span text:style-name="T9">См. комментарий на слайде 2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3.075cm" svg:height="0.971cm" svg:x="0.4cm" svg:y="0.429cm">
          <draw:text-box>
            <text:p text:style-name="P2"><text:span text:style-name="T5">Периферий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ПУ1-01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ПУ1-01</text:span></text:p>
              </table:table-cell>
              <table:table-cell>
                <text:p text:style-name="P2"><text:span text:style-name="T4">[ПУ:1]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8.503cm" svg:height="3.605cm" svg:x="0.4cm" svg:y="1.629cm">
          <draw:text-box>
            <text:p text:style-name="P7"><text:span text:style-name="T9">4. Периферийный узел [ПУ:2]</text:span></text:p>
            <text:p text:style-name="P7"><text:span text:style-name="T9"><text:s text:c="3"/></text:span><text:span text:style-name="T9">принимает сообщение</text:span></text:p>
            <text:p text:style-name="P7"><text:span text:style-name="T9"><text:s text:c="3"/></text:span><text:span text:style-name="T9">и изменяет свои данные.</text:span></text:p>
            <text:p text:style-name="P7"><text:span text:style-name="T9"/></text:p>
            <text:p text:style-name="P7"><text:span text:style-name="T9">Конечное состояние.</text:span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2" draw:text-style-name="P8" draw:layer="layout" svg:width="7.614cm" svg:height="2.487cm" svg:x="0.6cm" svg:y="17.4cm">
          <draw:text-box>
            <text:p text:style-name="P7"><text:span text:style-name="T9">Периферийный узел всегда</text:span></text:p>
            <text:p text:style-name="P7"><text:span text:style-name="T9">обязан принять сообщение</text:span></text:p>
            <text:p text:style-name="P7"><text:span text:style-name="T9">от центрального узла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12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2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3.075cm" svg:height="0.971cm" svg:x="0.4cm" svg:y="0.429cm">
          <draw:text-box>
            <text:p text:style-name="P2"><text:span text:style-name="T5">Периферий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ПУ1-01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ПУ1-01</text:span></text:p>
              </table:table-cell>
              <table:table-cell>
                <text:p text:style-name="P2"><text:span text:style-name="T4">[ПУ:1]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<text:span text:style-name="T10">CCC</text:span></text:p>
              </table:table-cell>
              <table:table-cell>
                <text:p text:style-name="P10">ПУ1-02</text:p>
              </table:table-cell>
              <table:table-cell>
                <text:p text:style-name="P10">ЦУ-01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8.503cm" svg:height="2.487cm" svg:x="0.4cm" svg:y="1.629cm">
          <draw:text-box>
            <text:p text:style-name="P7"><text:span text:style-name="T9">5. Периферийный узел [ПУ:2]</text:span></text:p>
            <text:p text:style-name="P7"><text:span text:style-name="T9"><text:s text:c="3"/></text:span><text:span text:style-name="T9">изменяет данные повторно</text:span></text:p>
            <text:p text:style-name="P7"><text:span text:style-name="T9"><text:s text:c="3"/></text:span><text:span text:style-name="T9">и отправляет сообщение</text:span></text:p>
            <text:p text:style-name="P7"><text:span text:style-name="T9"><text:s text:c="3"/></text:span><text:span text:style-name="T9">в центральный узел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3" draw:text-style-name="P8" draw:layer="layout" svg:width="9.392cm" svg:height="3.646cm" svg:x="0.4cm" svg:y="16.33cm">
          <draw:text-box>
            <text:p text:style-name="P7"><text:span text:style-name="T11">Mutex owner (</text:span><text:span text:style-name="T12">владелец</text:span><text:span text:style-name="T11"> change</text:span></text:p>
            <text:p text:style-name="P7"><text:span text:style-name="T11">mutex) </text:span><text:span text:style-name="T12">равен</text:span><text:span text:style-name="T11"> </text:span><text:span text:style-name="T12">узлу отправителя</text:span></text:p>
            <text:p text:style-name="P7"><text:span text:style-name="T12">сообщения</text:span><text:span text:style-name="T11"> (</text:span><text:span text:style-name="T12">владелец</text:span><text:span text:style-name="T11"> </text:span><text:span text:style-name="T12">не</text:span><text:span text:style-name="T11"> </text:span><text:span text:style-name="T12">успел</text:span></text:p>
            <text:p text:style-name="P7"><text:span text:style-name="T12">измениться)</text:span><text:span text:style-name="T9"> — можно произвести</text:span></text:p>
            <text:p text:style-name="P7"><text:span text:style-name="T9">захват и изменение записи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12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2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3.075cm" svg:height="0.971cm" svg:x="0.4cm" svg:y="0.429cm">
          <draw:text-box>
            <text:p text:style-name="P2"><text:span text:style-name="T5">Периферий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ПУ1-01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03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ПУ1-02</text:span></text:p>
              </table:table-cell>
              <table:table-cell>
                <text:p text:style-name="P2"><text:span text:style-name="T4">[ПУ:1]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5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5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10">1</text:p>
              </table:table-cell>
              <table:table-cell>
                <text:p text:style-name="P10"><text:span text:style-name="T10">CCC</text:span></text:p>
              </table:table-cell>
              <table:table-cell>
                <text:p text:style-name="P10">ПУ1-02</text:p>
              </table:table-cell>
              <table:table-cell>
                <text:p text:style-name="P10"><text:span text:style-name="T10">NULL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9.096cm" svg:height="3.046cm" svg:x="0.4cm" svg:y="1.629cm">
          <draw:text-box>
            <text:p text:style-name="P7"><text:span text:style-name="T9">6. Центральный узел</text:span></text:p>
            <text:p text:style-name="P7"><text:span text:style-name="T9"><text:s text:c="3"/></text:span><text:span text:style-name="T9">принимает сообщение,</text:span></text:p>
            <text:p text:style-name="P7"><text:span text:style-name="T9"><text:s text:c="3"/></text:span><text:span text:style-name="T9">изменяет свои данные</text:span></text:p>
            <text:p text:style-name="P7"><text:span text:style-name="T9"><text:s text:c="3"/></text:span><text:span text:style-name="T9">и отправляет сообщение</text:span></text:p>
            <text:p text:style-name="P7"><text:span text:style-name="T9"><text:s text:c="3"/></text:span><text:span text:style-name="T9">в периферийный узел [ПУ:2]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4" draw:text-style-name="P8" draw:layer="layout" svg:width="9.392cm" svg:height="2.776cm" svg:x="0.4cm" svg:y="17.2cm">
          <draw:text-box>
            <text:p text:style-name="P7"><text:span text:style-name="T9">В данный момент запись</text:span></text:p>
            <text:p text:style-name="P7"><text:span text:style-name="T9">в центральном узле захвачена</text:span></text:p>
            <text:p text:style-name="P7"><text:span text:style-name="T9">периферийным узлом [ПУ:1].</text:span></text:p>
            <text:p text:style-name="P7"><text:span text:style-name="T9">См. комментарий на слайде 5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12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2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3.075cm" svg:height="0.971cm" svg:x="0.4cm" svg:y="0.429cm">
          <draw:text-box>
            <text:p text:style-name="P2"><text:span text:style-name="T5">Периферийный узел изменяет данные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22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ПУ1-02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03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ПУ1-02</text:span></text:p>
              </table:table-cell>
              <table:table-cell>
                <text:p text:style-name="P2"><text:span text:style-name="T4">[ПУ:1]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6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6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6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7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8.503cm" svg:height="3.605cm" svg:x="0.4cm" svg:y="1.629cm">
          <draw:text-box>
            <text:p text:style-name="P7"><text:span text:style-name="T9">7. Периферийный узел [ПУ:2]</text:span></text:p>
            <text:p text:style-name="P7"><text:span text:style-name="T9"><text:s text:c="3"/></text:span><text:span text:style-name="T9">принимает сообщение</text:span></text:p>
            <text:p text:style-name="P7"><text:span text:style-name="T9"><text:s text:c="3"/></text:span><text:span text:style-name="T9">и изменяет свои данные.</text:span></text:p>
            <text:p text:style-name="P7"><text:span text:style-name="T9"/></text:p>
            <text:p text:style-name="P7"><text:span text:style-name="T9">Конечное состояние.</text:span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5" draw:text-style-name="P8" draw:layer="layout" svg:width="7.8cm" svg:height="2.176cm" svg:x="0.4cm" svg:y="17.8cm">
          <draw:text-box>
            <text:p text:style-name="P7"><text:span text:style-name="T9">Периферийный узел всегда</text:span></text:p>
            <text:p text:style-name="P7"><text:span text:style-name="T9">обязан принять сообщение</text:span></text:p>
            <text:p text:style-name="P7"><text:span text:style-name="T9">от центрального узла.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7:36:56.300000000</meta:creation-date>
    <dc:date>2021-02-04T22:40:31.273000000</dc:date>
    <meta:editing-duration>PT2H36M8S</meta:editing-duration>
    <meta:editing-cycles>29</meta:editing-cycles>
    <meta:generator>LibreOffice/5.4.7.2$Windows_X86_64 LibreOffice_project/c838ef25c16710f8838b1faec480ebba495259d0</meta:generator>
    <meta:document-statistic meta:object-count="272"/>
  </office:meta>
</office:document-meta>
</file>